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1000000E0757389B0362D82A0.png" manifest:media-type="image/png"/>
  <manifest:file-entry manifest:full-path="Pictures/10000201000003900000018B972E91D67F14C070.png" manifest:media-type="image/png"/>
  <manifest:file-entry manifest:full-path="Pictures/10000201000002EA000001CEF5784A609E5686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360c" officeooo:paragraph-rsid="001e360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0.741cm" svg:width="17cm" svg:height="4.322cm" draw:z-index="0"><draw:image xlink:href="Pictures/1000020100000371000000E0757389B0362D82A0.png" xlink:type="simple" xlink:show="embed" xlink:actuate="onLoad" loext:mime-type="image/x-vclgraphic"/></draw:frame>Exercice 1 :</text:p>
      <text:p text:style-name="P1"/>
      <text:p text:style-name="P1"/>
      <text:p text:style-name="P1">Exercice 2 :</text:p>
      <text:p text:style-name="P1"/>
      <text:p text:style-name="P1"><draw:frame draw:style-name="fr2" draw:name="Image2" text:anchor-type="paragraph" svg:width="15.79cm" svg:height="9.779cm" draw:z-index="1"><draw:image xlink:href="Pictures/10000201000002EA000001CEF5784A609E5686DF.png" xlink:type="simple" xlink:show="embed" xlink:actuate="onLoad" loext:mime-type="image/x-vclgraphic"/></draw:frame></text:p>
      <text:p text:style-name="P1">Exercice 3 :</text:p>
      <text:p text:style-name="P1"/>
      <text:p text:style-name="P1"><draw:frame draw:style-name="fr3" draw:name="Image3" text:anchor-type="paragraph" svg:width="17cm" svg:height="7.362cm" draw:z-index="2"><draw:image xlink:href="Pictures/10000201000003900000018B972E91D67F14C07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8:46:32.425797728</meta:creation-date>
    <dc:date>2020-12-10T08:49:58.074994917</dc:date>
    <meta:editing-duration>PT3M26S</meta:editing-duration>
    <meta:editing-cycles>1</meta:editing-cycles>
    <meta:document-statistic meta:table-count="0" meta:image-count="3" meta:object-count="0" meta:page-count="1" meta:paragraph-count="3" meta:word-count="9" meta:character-count="36" meta:non-whitespace-character-count="30"/>
    <meta:generator>LibreOffice/6.0.7.3$Linux_X86_64 LibreOffice_project/00m0$Build-3</meta:generator>
  </office:meta>
</office:document-meta>
</file>